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24-09-17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42872" calcext:value-type="float">
            <text:p>154.0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23-09-30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716" calcext:value-type="float">
            <text:p>153.7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22-09-27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03376" calcext:value-type="float">
            <text:p>153.5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21-09-14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95528" calcext:value-type="float">
            <text:p>153.1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20-09-22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00456" calcext:value-type="float">
            <text:p>153.0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20-06-26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69976" calcext:value-type="float">
            <text:p>152.9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20-03-31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09016" calcext:value-type="float">
            <text:p>152.9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19-12-30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4196" calcext:value-type="float">
            <text:p>152.8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19-09-25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56616" calcext:value-type="float">
            <text:p>152.7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19-06-27 23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49936" calcext:value-type="float">
            <text:p>152.6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19-03-19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19456" calcext:value-type="float">
            <text:p>152.6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18-12-24 23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15824" calcext:value-type="float">
            <text:p>152.5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18-09-25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00584" calcext:value-type="float">
            <text:p>152.5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18-07-03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97536" calcext:value-type="float">
            <text:p>152.4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18-03-06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5428" calcext:value-type="float">
            <text:p>152.35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17-12-27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05512" calcext:value-type="float">
            <text:p>152.30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17-09-26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95784" calcext:value-type="float">
            <text:p>152.19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17-06-29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74448" calcext:value-type="float">
            <text:p>152.17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17-03-20 22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83008" calcext:value-type="float">
            <text:p>152.08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16-12-29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61672" calcext:value-type="float">
            <text:p>152.06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16-09-21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91568" calcext:value-type="float">
            <text:p>151.99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16-03-30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90984" calcext:value-type="float">
            <text:p>151.89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15-12-31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72696" calcext:value-type="float">
            <text:p>151.87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15-09-17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4468" calcext:value-type="float">
            <text:p>151.74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15-06-29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80672" calcext:value-type="float">
            <text:p>151.68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15-03-24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58752" calcext:value-type="float">
            <text:p>151.55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14-09-24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27688" calcext:value-type="float">
            <text:p>151.42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14-06-30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24056" calcext:value-type="float">
            <text:p>151.32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14-03-25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75288" calcext:value-type="float">
            <text:p>151.27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13-12-23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05768" calcext:value-type="float">
            <text:p>151.30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13-09-25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046" calcext:value-type="float">
            <text:p>151.10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13-06-28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046" calcext:value-type="float">
            <text:p>151.10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13-03-27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8268" calcext:value-type="float">
            <text:p>150.98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12-12-27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94288" calcext:value-type="float">
            <text:p>150.89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12-09-27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51616" calcext:value-type="float">
            <text:p>150.85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12-06-29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408" calcext:value-type="float">
            <text:p>150.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12-03-27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74832" calcext:value-type="float">
            <text:p>150.67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11-12-28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89488" calcext:value-type="float">
            <text:p>150.58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11-09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01096" calcext:value-type="float">
            <text:p>150.50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11-06-30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91368" calcext:value-type="float">
            <text:p>150.39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11-03-28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69448" calcext:value-type="float">
            <text:p>150.26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10-12-27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47528" calcext:value-type="float">
            <text:p>150.14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10-09-29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6828" calcext:value-type="float">
            <text:p>150.06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10-06-22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25608" calcext:value-type="float">
            <text:p>150.02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10-03-24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3112" calcext:value-type="float">
            <text:p>149.9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9-12-14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30536" calcext:value-type="float">
            <text:p>149.83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9-09-28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26904" calcext:value-type="float">
            <text:p>149.72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9-06-26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23272" calcext:value-type="float">
            <text:p>149.62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9-03-23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46488" calcext:value-type="float">
            <text:p>149.44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8-12-3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73336" calcext:value-type="float">
            <text:p>149.37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8-09-24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12376" calcext:value-type="float">
            <text:p>149.31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8-06-30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59976" calcext:value-type="float">
            <text:p>149.15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8-04-03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89288" calcext:value-type="float">
            <text:p>148.98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7-12-21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39352" calcext:value-type="float">
            <text:p>148.73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7-09-2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2716" calcext:value-type="float">
            <text:p>148.72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7-06-26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9248" calcext:value-type="float">
            <text:p>148.66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7-03-26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74176" calcext:value-type="float">
            <text:p>148.47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6-12-26 2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70544" calcext:value-type="float">
            <text:p>148.37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6-08-24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48624" calcext:value-type="float">
            <text:p>148.24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6-06-2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48624" calcext:value-type="float">
            <text:p>148.24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6-01-23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0232" calcext:value-type="float">
            <text:p>148.16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5-12-27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09" calcext:value-type="float">
            <text:p>148.2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5-11-30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9376" calcext:value-type="float">
            <text:p>148.16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5-10-24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84616" calcext:value-type="float">
            <text:p>148.18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5-09-30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5848" calcext:value-type="float">
            <text:p>148.13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5-08-26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6224" calcext:value-type="float">
            <text:p>148.09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5-07-27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74888" calcext:value-type="float">
            <text:p>148.07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5-06-23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7184" calcext:value-type="float">
            <text:p>148.0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5-05-24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3552" calcext:value-type="float">
            <text:p>148.05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5-04-29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55432" calcext:value-type="float">
            <text:p>147.85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5-03-30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40192" calcext:value-type="float">
            <text:p>147.84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5-02-23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57896" calcext:value-type="float">
            <text:p>147.75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5-01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18272" calcext:value-type="float">
            <text:p>147.71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4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00568" calcext:value-type="float">
            <text:p>147.80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4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76184" calcext:value-type="float">
            <text:p>147.77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4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87792" calcext:value-type="float">
            <text:p>147.68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4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9084" calcext:value-type="float">
            <text:p>147.69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4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4512" calcext:value-type="float">
            <text:p>147.6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4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17688" calcext:value-type="float">
            <text:p>147.61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4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65872" calcext:value-type="float">
            <text:p>147.56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4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62824" calcext:value-type="float">
            <text:p>147.56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4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01864" calcext:value-type="float">
            <text:p>147.50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4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9272" calcext:value-type="float">
            <text:p>147.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4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50048" calcext:value-type="float">
            <text:p>147.45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4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65288" calcext:value-type="float">
            <text:p>147.46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3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04328" calcext:value-type="float">
            <text:p>147.40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3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43368" calcext:value-type="float">
            <text:p>147.34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3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8604" calcext:value-type="float">
            <text:p>147.38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3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06792" calcext:value-type="float">
            <text:p>147.30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3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68464" calcext:value-type="float">
            <text:p>146.96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3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34224" calcext:value-type="float">
            <text:p>147.33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3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12304" calcext:value-type="float">
            <text:p>147.21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3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0316" calcext:value-type="float">
            <text:p>147.20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5744" calcext:value-type="float">
            <text:p>147.1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3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48296" calcext:value-type="float">
            <text:p>147.14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3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23912" calcext:value-type="float">
            <text:p>147.12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30008" calcext:value-type="float">
            <text:p>147.13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2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72096" calcext:value-type="float">
            <text:p>147.07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2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69048" calcext:value-type="float">
            <text:p>147.06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2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52512" calcext:value-type="float">
            <text:p>147.35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2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41032" calcext:value-type="float">
            <text:p>146.94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2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2884" calcext:value-type="float">
            <text:p>146.92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915109421201</text:p>
          </table:table-cell>
          <table:table-cell office:value-type="string" calcext:value-type="string">
            <text:p>2002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16648" calcext:value-type="float">
            <text:p>146.91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51" meta:object-count="0"/>
    <meta:user-defined meta:name="AppVersion">3.0</meta:user-defined>
  </office:meta>
</office:document-meta>
</file>